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0.47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398cm" fo:min-width="7.799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5.338cm" fo:min-width="3.056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15cm"/>
    </style:style>
    <style:style style:name="gr17" style:family="graphic" style:parent-style-name="standard">
      <style:graphic-properties draw:stroke="none" svg:stroke-color="#000000" draw:fill="none" draw:fill-color="#ffffff" fo:min-height="0.239cm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19" style:family="graphic" style:parent-style-name="standard">
      <style:graphic-properties draw:stroke="none" svg:stroke-color="#000000" draw:fill="none" draw:fill-color="#ffffff" fo:min-height="0.2cm"/>
    </style:style>
    <style:style style:name="gr20" style:family="graphic" style:parent-style-name="standard">
      <style:graphic-properties draw:stroke="none" svg:stroke-color="#000000" draw:fill="none" draw:fill-color="#ffffff" fo:min-height="0.385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22" style:family="graphic" style:parent-style-name="standard">
      <style:graphic-properties draw:stroke="none" svg:stroke-color="#000000" draw:fill="none" draw:fill-color="#ffffff" fo:min-height="0.39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7.772cm" fo:min-width="7.649cm" draw:shadow="visible" draw:shadow-offset-x="0.102cm" draw:shadow-offset-y="0.102cm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6.989cm" fo:min-width="3.056cm" draw:shadow="visible" draw:shadow-offset-x="0.102cm" draw:shadow-offset-y="0.102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hidden" draw:shadow-offset-x="0.102cm" draw:shadow-offset-y="0.102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-offset-x="0.102cm" draw:shadow-offset-y="0.102cm"/>
    </style:style>
    <style:style style:name="gr27" style:family="graphic" style:parent-style-name="standard">
      <style:graphic-properties draw:stroke="none" svg:stroke-color="#000000" draw:fill="none" draw:fill-color="#ffffff" fo:min-height="0.174cm"/>
    </style:style>
    <style:style style:name="gr28" style:family="graphic" style:parent-style-name="standard">
      <style:graphic-properties draw:stroke="none" svg:stroke-color="#000000" draw:fill="none" draw:fill-color="#ffffff" fo:min-height="0.173cm"/>
    </style:style>
    <style:style style:name="gr29" style:family="graphic" style:parent-style-name="standard">
      <style:graphic-properties draw:stroke="none" svg:stroke-color="#000000" draw:fill="none" draw:fill-color="#ffffff" fo:min-height="0.356cm"/>
    </style:style>
    <style:style style:name="gr30" style:family="graphic" style:parent-style-name="standard">
      <style:graphic-properties draw:stroke="none" svg:stroke-color="#000000" draw:fill="none" draw:fill-color="#ffffff" fo:min-height="0.165cm"/>
    </style:style>
    <style:style style:name="gr31" style:family="graphic" style:parent-style-name="standard">
      <style:graphic-properties draw:stroke="none" svg:stroke-color="#000000" draw:fill="none" draw:fill-color="#ffffff" fo:min-height="0.788cm"/>
    </style:style>
    <style:style style:name="gr32" style:family="graphic" style:parent-style-name="standard">
      <style:graphic-properties svg:stroke-width="0.028cm" svg:stroke-color="#ff420e" draw:marker-start-width="0.242cm" draw:marker-end-width="0.242cm" draw:fill-color="#ffffff" draw:textarea-horizontal-align="justify" draw:textarea-vertical-align="middle" draw:auto-grow-height="false" fo:min-height="1.02cm" fo:min-width="2.548cm" fo:padding-top="0.139cm" fo:padding-bottom="0.139cm" fo:padding-left="0.264cm" fo:padding-right="0.264cm" draw:shadow="visible" draw:shadow-offset-x="0.102cm" draw:shadow-offset-y="0.102cm"/>
    </style:style>
    <style:style style:name="gr33" style:family="graphic" style:parent-style-name="standard">
      <style:graphic-properties draw:stroke="none" svg:stroke-color="#000000" draw:fill="none" draw:fill-color="#ffffff" fo:min-height="0.195cm"/>
    </style:style>
    <style:style style:name="gr34" style:family="graphic" style:parent-style-name="standard">
      <style:graphic-properties draw:stroke="none" svg:stroke-color="#000000" draw:fill="none" draw:fill-color="#ffffff" fo:min-height="0.357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8pt" style:font-size-asian="18pt" style:font-size-complex="18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/>
      <style:text-properties fo:font-size="6pt" style:font-size-asian="18pt" style:font-size-complex="18pt"/>
    </style:style>
    <style:style style:name="P6" style:family="paragraph">
      <style:paragraph-properties fo:text-align="center" style:writing-mode="lr-tb"/>
      <style:text-properties fo:font-size="5pt" style:font-size-asian="18pt" style:font-size-complex="18pt"/>
    </style:style>
    <style:style style:name="P7" style:family="paragraph"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style:paragraph-properties fo:margin-top="0cm" fo:margin-bottom="0.102cm" fo:text-align="center" style:writing-mode="lr-tb"/>
    </style:style>
    <style:style style:name="P10" style:family="paragraph">
      <style:paragraph-properties fo:margin-top="0cm" fo:margin-bottom="0.102cm"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1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6.115cm">
                    <draw:text-box>
                      <text:p text:style-name="P4"><text:span text:style-name="T3">Server 1</text:span></text:p>
                    </draw:text-box>
                  </draw:frame>
                  <draw:frame draw:style-name="gr6" draw:text-style-name="P6" draw:layer="layout" svg:width="2.921cm" svg:height="0.508cm" svg:x="3.667cm" svg:y="6.496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6.75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7.639cm">
                    <draw:text-box>
                      <text:p text:style-name="P4"><text:span text:style-name="T3">Server 2</text:span></text:p>
                    </draw:text-box>
                  </draw:frame>
                  <draw:frame draw:style-name="gr6" draw:text-style-name="P6" draw:layer="layout" svg:width="2.921cm" svg:height="0.508cm" svg:x="3.667cm" svg:y="8.02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8.274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9.163cm">
                    <draw:text-box>
                      <text:p text:style-name="P4"><text:span text:style-name="T3">Server 3</text:span></text:p>
                    </draw:text-box>
                  </draw:frame>
                  <draw:frame draw:style-name="gr6" draw:text-style-name="P6" draw:layer="layout" svg:width="2.921cm" svg:height="0.508cm" svg:x="3.667cm" svg:y="9.544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9.798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10.687cm">
                    <draw:text-box>
                      <text:p text:style-name="P4"><text:span text:style-name="T3">Server 4</text:span></text:p>
                    </draw:text-box>
                  </draw:frame>
                  <draw:frame draw:style-name="gr6" draw:text-style-name="P6" draw:layer="layout" svg:width="2.921cm" svg:height="0.508cm" svg:x="3.667cm" svg:y="11.068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11.322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1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8.239cm" svg:y="6.115cm">
                    <draw:text-box>
                      <text:p text:style-name="P4"><text:span text:style-name="T3">Server 5</text:span></text:p>
                    </draw:text-box>
                  </draw:frame>
                  <draw:frame draw:style-name="gr6" draw:text-style-name="P6" draw:layer="layout" svg:width="2.921cm" svg:height="0.508cm" svg:x="7.604cm" svg:y="6.496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7.477cm" svg:y="6.75cm">
                  <draw:text-box>
                    <text:p text:style-name="P4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8.239cm" svg:y="7.639cm">
                    <draw:text-box>
                      <text:p text:style-name="P4"><text:span text:style-name="T3">Server 6</text:span></text:p>
                    </draw:text-box>
                  </draw:frame>
                  <draw:frame draw:style-name="gr6" draw:text-style-name="P6" draw:layer="layout" svg:width="2.921cm" svg:height="0.508cm" svg:x="7.604cm" svg:y="8.02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7.477cm" svg:y="8.274cm">
                  <draw:text-box>
                    <text:p text:style-name="P4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8.239cm" svg:y="9.163cm">
                    <draw:text-box>
                      <text:p text:style-name="P4"><text:span text:style-name="T3">Server 7</text:span></text:p>
                    </draw:text-box>
                  </draw:frame>
                  <draw:frame draw:style-name="gr6" draw:text-style-name="P6" draw:layer="layout" svg:width="2.921cm" svg:height="0.508cm" svg:x="7.604cm" svg:y="9.544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7.477cm" svg:y="9.798cm">
                  <draw:text-box>
                    <text:p text:style-name="P4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8.239cm" svg:y="10.687cm">
                    <draw:text-box>
                      <text:p text:style-name="P4"><text:span text:style-name="T3">Server 8</text:span></text:p>
                    </draw:text-box>
                  </draw:frame>
                  <draw:frame draw:style-name="gr6" draw:text-style-name="P6" draw:layer="layout" svg:width="2.921cm" svg:height="0.508cm" svg:x="7.604cm" svg:y="11.068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7.477cm" svg:y="11.322cm">
                  <draw:text-box>
                    <text:p text:style-name="P4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1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6.115cm">
                    <draw:text-box>
                      <text:p text:style-name="P4"><text:span text:style-name="T3">Server 1</text:span></text:p>
                    </draw:text-box>
                  </draw:frame>
                  <draw:frame draw:style-name="gr6" draw:text-style-name="P6" draw:layer="layout" svg:width="2.921cm" svg:height="0.508cm" svg:x="3.667cm" svg:y="6.496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6.75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7.639cm">
                    <draw:text-box>
                      <text:p text:style-name="P4"><text:span text:style-name="T3">Server 2</text:span></text:p>
                    </draw:text-box>
                  </draw:frame>
                  <draw:frame draw:style-name="gr6" draw:text-style-name="P6" draw:layer="layout" svg:width="2.921cm" svg:height="0.508cm" svg:x="3.667cm" svg:y="8.02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8.274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9.163cm">
                    <draw:text-box>
                      <text:p text:style-name="P4"><text:span text:style-name="T3">Server 3</text:span></text:p>
                    </draw:text-box>
                  </draw:frame>
                  <draw:frame draw:style-name="gr6" draw:text-style-name="P6" draw:layer="layout" svg:width="2.921cm" svg:height="0.508cm" svg:x="3.667cm" svg:y="9.544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9.798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10.687cm">
                    <draw:text-box>
                      <text:p text:style-name="P4"><text:span text:style-name="T3">Server 4</text:span></text:p>
                    </draw:text-box>
                  </draw:frame>
                  <draw:frame draw:style-name="gr6" draw:text-style-name="P6" draw:layer="layout" svg:width="2.921cm" svg:height="0.508cm" svg:x="3.667cm" svg:y="11.068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11.322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1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6.115cm">
              <draw:text-box>
                <text:p text:style-name="P4"><text:span text:style-name="T3">Server 5</text:span></text:p>
              </draw:text-box>
            </draw:frame>
            <draw:frame draw:style-name="gr6" draw:text-style-name="P6" draw:layer="layout" svg:width="2.921cm" svg:height="0.508cm" svg:x="7.604cm" svg:y="6.496cm">
              <draw:text-box>
                <text:p text:style-name="P4"><text:span text:style-name="T4">Active vBuckets, plus</text:span></text:p>
              </draw:text-box>
            </draw:frame>
            <draw:frame draw:style-name="gr7" draw:text-style-name="P7" draw:layer="layout" svg:width="3.302cm" svg:height="0.727cm" svg:x="7.35cm" svg:y="6.75cm">
              <draw:text-box>
                <text:p text:style-name="P4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7.893cm">
              <draw:text-box>
                <text:p text:style-name="P4"><text:span text:style-name="T3">Server 6</text:span></text:p>
              </draw:text-box>
            </draw:frame>
            <draw:frame draw:style-name="gr6" draw:text-style-name="P6" draw:layer="layout" svg:width="2.921cm" svg:height="0.508cm" svg:x="7.604cm" svg:y="8.274cm">
              <draw:text-box>
                <text:p text:style-name="P4"><text:span text:style-name="T4">Active vBuckets, plus</text:span></text:p>
              </draw:text-box>
            </draw:frame>
            <draw:frame draw:style-name="gr7" draw:text-style-name="P7" draw:layer="layout" svg:width="3.302cm" svg:height="0.727cm" svg:x="7.35cm" svg:y="8.528cm">
              <draw:text-box>
                <text:p text:style-name="P4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9.671cm">
              <draw:text-box>
                <text:p text:style-name="P4"><text:span text:style-name="T3">Server 7</text:span></text:p>
              </draw:text-box>
            </draw:frame>
            <draw:frame draw:style-name="gr6" draw:text-style-name="P6" draw:layer="layout" svg:width="2.921cm" svg:height="0.508cm" svg:x="7.604cm" svg:y="10.052cm">
              <draw:text-box>
                <text:p text:style-name="P4"><text:span text:style-name="T4">Active vBuckets, plus</text:span></text:p>
              </draw:text-box>
            </draw:frame>
            <draw:frame draw:style-name="gr7" draw:text-style-name="P7" draw:layer="layout" svg:width="3.302cm" svg:height="0.727cm" svg:x="7.35cm" svg:y="10.306cm">
              <draw:text-box>
                <text:p text:style-name="P4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5" draw:layer="layout" svg:width="1.524cm" svg:height="0.508cm" svg:x="8.239cm" svg:y="13.227cm">
                  <draw:text-box>
                    <text:p text:style-name="P4"><text:span text:style-name="T3">Server 9</text:span></text:p>
                  </draw:text-box>
                </draw:frame>
                <draw:frame draw:style-name="gr6" draw:text-style-name="P6" draw:layer="layout" svg:width="2.921cm" svg:height="0.508cm" svg:x="7.604cm" svg:y="13.608cm">
                  <draw:text-box>
                    <text:p text:style-name="P4"><text:span text:style-name="T4">Active vBuckets, plus</text:span></text:p>
                  </draw:text-box>
                </draw:frame>
              </draw:g>
              <draw:frame draw:style-name="gr7" draw:text-style-name="P7" draw:layer="layout" svg:width="3.175cm" svg:height="0.727cm" svg:x="7.477cm" svg:y="13.862cm">
                <draw:text-box>
                  <text:p text:style-name="P4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11.449cm">
              <draw:text-box>
                <text:p text:style-name="P4"><text:span text:style-name="T3">Server 8</text:span></text:p>
              </draw:text-box>
            </draw:frame>
            <draw:frame draw:style-name="gr6" draw:text-style-name="P6" draw:layer="layout" svg:width="2.921cm" svg:height="0.508cm" svg:x="7.604cm" svg:y="11.83cm">
              <draw:text-box>
                <text:p text:style-name="P4"><text:span text:style-name="T4">Active vBuckets, plus</text:span></text:p>
              </draw:text-box>
            </draw:frame>
            <draw:frame draw:style-name="gr7" draw:text-style-name="P7" draw:layer="layout" svg:width="3.302cm" svg:height="0.727cm" svg:x="7.35cm" svg:y="12.084cm">
              <draw:text-box>
                <text:p text:style-name="P4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1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5.988cm">
                    <draw:text-box>
                      <text:p text:style-name="P4"><text:span text:style-name="T3">Server 1</text:span></text:p>
                    </draw:text-box>
                  </draw:frame>
                  <draw:frame draw:style-name="gr6" draw:text-style-name="P6" draw:layer="layout" svg:width="2.921cm" svg:height="0.508cm" svg:x="3.667cm" svg:y="6.369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6.623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7.512cm">
                    <draw:text-box>
                      <text:p text:style-name="P4"><text:span text:style-name="T3">Server 2</text:span></text:p>
                    </draw:text-box>
                  </draw:frame>
                  <draw:frame draw:style-name="gr6" draw:text-style-name="P6" draw:layer="layout" svg:width="2.921cm" svg:height="0.508cm" svg:x="3.667cm" svg:y="7.893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8.147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9.036cm">
                    <draw:text-box>
                      <text:p text:style-name="P4"><text:span text:style-name="T3">Server 3</text:span></text:p>
                    </draw:text-box>
                  </draw:frame>
                  <draw:frame draw:style-name="gr6" draw:text-style-name="P6" draw:layer="layout" svg:width="2.921cm" svg:height="0.508cm" svg:x="3.667cm" svg:y="9.417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9.671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10.56cm">
                    <draw:text-box>
                      <text:p text:style-name="P4"><text:span text:style-name="T3">Server 4</text:span></text:p>
                    </draw:text-box>
                  </draw:frame>
                  <draw:frame draw:style-name="gr6" draw:text-style-name="P6" draw:layer="layout" svg:width="2.921cm" svg:height="0.508cm" svg:x="3.667cm" svg:y="10.941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11.195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1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" draw:layer="layout" svg:width="1.25cm" svg:height="0.187cm" draw:transform="rotate (0.7853981633973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1.25cm" svg:height="0.187cm" draw:transform="rotate (0.7853981633973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1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6.115cm">
              <draw:text-box>
                <text:p text:style-name="P4"><text:span text:style-name="T3">Server 5</text:span></text:p>
              </draw:text-box>
            </draw:frame>
            <draw:frame draw:style-name="gr6" draw:text-style-name="P6" draw:layer="layout" svg:width="2.921cm" svg:height="0.508cm" svg:x="7.604cm" svg:y="6.496cm">
              <draw:text-box>
                <text:p text:style-name="P4"><text:span text:style-name="T4">Active vBuckets, plus</text:span></text:p>
              </draw:text-box>
            </draw:frame>
            <draw:frame draw:style-name="gr6" draw:text-style-name="P7" draw:layer="layout" svg:width="3.302cm" svg:height="0.508cm" svg:x="7.35cm" svg:y="6.842cm">
              <draw:text-box>
                <text:p text:style-name="P4"><text:span text:style-name="T5">Replica vBuckets for Group 1, and</text:span></text:p>
              </draw:text-box>
            </draw:frame>
            <draw:frame draw:style-name="gr7" draw:text-style-name="P7" draw:layer="layout" svg:width="3.302cm" svg:height="0.727cm" svg:x="7.35cm" svg:y="7.223cm">
              <draw:text-box>
                <text:p text:style-name="P4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8.274cm">
              <draw:text-box>
                <text:p text:style-name="P4"><text:span text:style-name="T3">Server 6</text:span></text:p>
              </draw:text-box>
            </draw:frame>
            <draw:frame draw:style-name="gr6" draw:text-style-name="P6" draw:layer="layout" svg:width="2.921cm" svg:height="0.508cm" svg:x="7.604cm" svg:y="8.655cm">
              <draw:text-box>
                <text:p text:style-name="P4"><text:span text:style-name="T4">Active vBuckets, plus</text:span></text:p>
              </draw:text-box>
            </draw:frame>
            <draw:frame draw:style-name="gr6" draw:text-style-name="P7" draw:layer="layout" svg:width="3.302cm" svg:height="0.508cm" svg:x="7.35cm" svg:y="9.001cm">
              <draw:text-box>
                <text:p text:style-name="P4"><text:span text:style-name="T5">Replica vBuckets for Group 1, and</text:span></text:p>
              </draw:text-box>
            </draw:frame>
            <draw:frame draw:style-name="gr7" draw:text-style-name="P7" draw:layer="layout" svg:width="3.302cm" svg:height="0.727cm" svg:x="7.35cm" svg:y="9.382cm">
              <draw:text-box>
                <text:p text:style-name="P4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10.433cm">
              <draw:text-box>
                <text:p text:style-name="P4"><text:span text:style-name="T3">Server 7</text:span></text:p>
              </draw:text-box>
            </draw:frame>
            <draw:frame draw:style-name="gr6" draw:text-style-name="P6" draw:layer="layout" svg:width="2.921cm" svg:height="0.508cm" svg:x="7.604cm" svg:y="10.814cm">
              <draw:text-box>
                <text:p text:style-name="P4"><text:span text:style-name="T4">Active vBuckets, plus</text:span></text:p>
              </draw:text-box>
            </draw:frame>
            <draw:frame draw:style-name="gr6" draw:text-style-name="P7" draw:layer="layout" svg:width="3.302cm" svg:height="0.508cm" svg:x="7.35cm" svg:y="11.16cm">
              <draw:text-box>
                <text:p text:style-name="P4"><text:span text:style-name="T5">Replica vBuckets for Group 1, and</text:span></text:p>
              </draw:text-box>
            </draw:frame>
            <draw:frame draw:style-name="gr7" draw:text-style-name="P7" draw:layer="layout" svg:width="3.302cm" svg:height="0.727cm" svg:x="7.35cm" svg:y="11.541cm">
              <draw:text-box>
                <text:p text:style-name="P4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1.524cm" svg:height="0.508cm" svg:x="8.239cm" svg:y="12.592cm">
              <draw:text-box>
                <text:p text:style-name="P4"><text:span text:style-name="T3">Server 8</text:span></text:p>
              </draw:text-box>
            </draw:frame>
            <draw:frame draw:style-name="gr6" draw:text-style-name="P6" draw:layer="layout" svg:width="2.921cm" svg:height="0.508cm" svg:x="7.604cm" svg:y="12.973cm">
              <draw:text-box>
                <text:p text:style-name="P4"><text:span text:style-name="T4">Active vBuckets, plus</text:span></text:p>
              </draw:text-box>
            </draw:frame>
            <draw:frame draw:style-name="gr6" draw:text-style-name="P7" draw:layer="layout" svg:width="3.302cm" svg:height="0.508cm" svg:x="7.35cm" svg:y="13.319cm">
              <draw:text-box>
                <text:p text:style-name="P4"><text:span text:style-name="T5">Replica vBuckets for Group 1, and</text:span></text:p>
              </draw:text-box>
            </draw:frame>
            <draw:frame draw:style-name="gr7" draw:text-style-name="P7" draw:layer="layout" svg:width="3.302cm" svg:height="0.727cm" svg:x="7.35cm" svg:y="13.7cm">
              <draw:text-box>
                <text:p text:style-name="P4"><text:span text:style-name="T5">Activated Replica vBuckets for Server 2, in Group 1</text:span></text:p>
              </draw:text-box>
            </draw:frame>
          </draw:g>
        </draw:g>
      </draw:page>
      <draw:page draw:name="page4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1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794cm" svg:height="0.965cm" svg:x="3.667cm" svg:y="6.131cm">
          <draw:text-box>
            <text:p text:style-name="P4"><text:span text:style-name="T3">Server 1: Data Service</text:span></text:p>
          </draw:text-box>
        </draw:frame>
        <draw:frame draw:style-name="gr6" draw:text-style-name="P6" draw:layer="layout" svg:width="2.921cm" svg:height="0.508cm" svg:x="3.667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6.75cm">
          <draw:text-box>
            <text:p text:style-name="P4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4cm" svg:height="0.489cm" svg:x="3.667cm" svg:y="7.604cm">
          <draw:text-box>
            <text:p text:style-name="P9"><text:span text:style-name="T3">Server 2: Data and</text:span></text:p>
          </draw:text-box>
        </draw:frame>
        <draw:frame draw:style-name="gr6" draw:text-style-name="P6" draw:layer="layout" svg:width="2.921cm" svg:height="0.508cm" svg:x="3.667cm" svg:y="8.188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8.442cm">
          <draw:text-box>
            <text:p text:style-name="P4"><text:span text:style-name="T5">Replica vBuckets for Group 2</text:span></text:p>
          </draw:text-box>
        </draw:frame>
        <draw:custom-shape draw:style-name="gr18" draw:text-style-name="P1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727cm" svg:x="3.667cm" svg:y="9.163cm">
          <draw:text-box>
            <text:p text:style-name="P4"><text:span text:style-name="T3">Server 3: Index Service</text:span></text:p>
          </draw:text-box>
        </draw:frame>
        <draw:frame draw:style-name="gr6" draw:text-style-name="P6" draw:layer="layout" svg:width="2.921cm" svg:height="0.508cm" svg:x="3.667cm" svg:y="9.544cm">
          <draw:text-box>
            <text:p text:style-name="P4"><text:span text:style-name="T4">Index-A, Index-B</text:span></text:p>
          </draw:text-box>
        </draw:frame>
        <draw:custom-shape draw:style-name="gr15" draw:text-style-name="P1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6.131cm">
          <draw:text-box>
            <text:p text:style-name="P4"><text:span text:style-name="T3">Server 4: Data Service</text:span></text:p>
          </draw:text-box>
        </draw:frame>
        <draw:frame draw:style-name="gr6" draw:text-style-name="P6" draw:layer="layout" svg:width="2.921cm" svg:height="0.508cm" svg:x="7.604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7.477cm" svg:y="6.75cm">
          <draw:text-box>
            <text:p text:style-name="P4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921cm" svg:height="0.45cm" svg:x="7.604cm" svg:y="8.188cm">
          <draw:text-box>
            <text:p text:style-name="P4"><text:span text:style-name="T4">Active vBuckets, plus</text:span></text:p>
          </draw:text-box>
        </draw:frame>
        <draw:frame draw:style-name="gr20" draw:text-style-name="P7" draw:layer="layout" svg:width="3.175cm" svg:height="0.635cm" svg:x="7.477cm" svg:y="8.442cm">
          <draw:text-box>
            <text:p text:style-name="P4"><text:span text:style-name="T5">Replica vBuckets for Group 1</text:span></text:p>
          </draw:text-box>
        </draw:frame>
        <draw:custom-shape draw:style-name="gr21" draw:text-style-name="P1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9.163cm">
          <draw:text-box>
            <text:p text:style-name="P4"><text:span text:style-name="T3">Server 6: Index Service</text:span></text:p>
          </draw:text-box>
        </draw:frame>
        <draw:frame draw:style-name="gr22" draw:text-style-name="P6" draw:layer="layout" svg:width="2.921cm" svg:height="0.649cm" svg:x="7.604cm" svg:y="9.544cm">
          <draw:text-box>
            <text:p text:style-name="P4"><text:span text:style-name="T4">Index-Replica-A,</text:span></text:p>
            <text:p text:style-name="P4"><text:span text:style-name="T4">Index-Replica-B</text:span></text:p>
          </draw:text-box>
        </draw:frame>
        <draw:frame draw:style-name="gr17" draw:text-style-name="P10" draw:layer="layout" svg:width="2.794cm" svg:height="0.489cm" svg:x="3.667cm" svg:y="7.858cm">
          <draw:text-box>
            <text:p text:style-name="P9"><text:span text:style-name="T3">Query Services</text:span></text:p>
          </draw:text-box>
        </draw:frame>
        <draw:frame draw:style-name="gr17" draw:text-style-name="P10" draw:layer="layout" svg:width="2.794cm" svg:height="0.489cm" svg:x="7.604cm" svg:y="7.604cm">
          <draw:text-box>
            <text:p text:style-name="P9"><text:span text:style-name="T3">Server 5: Data and</text:span></text:p>
          </draw:text-box>
        </draw:frame>
        <draw:frame draw:style-name="gr17" draw:text-style-name="P10" draw:layer="layout" svg:width="2.794cm" svg:height="0.489cm" svg:x="7.604cm" svg:y="7.858cm">
          <draw:text-box>
            <text:p text:style-name="P9"><text:span text:style-name="T3">Query Services</text:span></text:p>
          </draw:text-box>
        </draw:frame>
      </draw:page>
      <draw:page draw:name="page5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1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794cm" svg:height="0.965cm" svg:x="3.667cm" svg:y="6.131cm">
          <draw:text-box>
            <text:p text:style-name="P4"><text:span text:style-name="T3">Server 1: Data Service</text:span></text:p>
          </draw:text-box>
        </draw:frame>
        <draw:frame draw:style-name="gr6" draw:text-style-name="P6" draw:layer="layout" svg:width="2.921cm" svg:height="0.508cm" svg:x="3.667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6.75cm">
          <draw:text-box>
            <text:p text:style-name="P4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4cm" svg:height="0.489cm" svg:x="3.667cm" svg:y="7.604cm">
          <draw:text-box>
            <text:p text:style-name="P9"><text:span text:style-name="T3">Server 2: Data and</text:span></text:p>
          </draw:text-box>
        </draw:frame>
        <draw:frame draw:style-name="gr6" draw:text-style-name="P6" draw:layer="layout" svg:width="2.921cm" svg:height="0.508cm" svg:x="3.667cm" svg:y="8.188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8.442cm">
          <draw:text-box>
            <text:p text:style-name="P4"><text:span text:style-name="T5">Replica vBuckets for Group 2</text:span></text:p>
          </draw:text-box>
        </draw:frame>
        <draw:custom-shape draw:style-name="gr18" draw:text-style-name="P1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727cm" svg:x="3.667cm" svg:y="9.163cm">
          <draw:text-box>
            <text:p text:style-name="P4"><text:span text:style-name="T3">Server 3: Index Service</text:span></text:p>
          </draw:text-box>
        </draw:frame>
        <draw:frame draw:style-name="gr6" draw:text-style-name="P6" draw:layer="layout" svg:width="2.921cm" svg:height="0.508cm" svg:x="3.667cm" svg:y="9.544cm">
          <draw:text-box>
            <text:p text:style-name="P4"><text:span text:style-name="T4">Index-A</text:span></text:p>
          </draw:text-box>
        </draw:frame>
        <draw:custom-shape draw:style-name="gr24" draw:text-style-name="P1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6.131cm">
          <draw:text-box>
            <text:p text:style-name="P4"><text:span text:style-name="T3">Server 5: Data Service</text:span></text:p>
          </draw:text-box>
        </draw:frame>
        <draw:frame draw:style-name="gr6" draw:text-style-name="P6" draw:layer="layout" svg:width="2.921cm" svg:height="0.508cm" svg:x="7.604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7.477cm" svg:y="6.75cm">
          <draw:text-box>
            <text:p text:style-name="P4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921cm" svg:height="0.45cm" svg:x="7.604cm" svg:y="8.188cm">
          <draw:text-box>
            <text:p text:style-name="P4"><text:span text:style-name="T4">Active vBuckets, plus</text:span></text:p>
          </draw:text-box>
        </draw:frame>
        <draw:frame draw:style-name="gr20" draw:text-style-name="P7" draw:layer="layout" svg:width="3.175cm" svg:height="0.635cm" svg:x="7.477cm" svg:y="8.442cm">
          <draw:text-box>
            <text:p text:style-name="P4"><text:span text:style-name="T5">Replica vBuckets for Group 1</text:span></text:p>
          </draw:text-box>
        </draw:frame>
        <draw:custom-shape draw:style-name="gr21" draw:text-style-name="P1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553cm" svg:y="10.652cm">
          <draw:text-box>
            <text:p text:style-name="P4"><text:span text:style-name="T3">Server 6: Index Service</text:span></text:p>
          </draw:text-box>
        </draw:frame>
        <draw:frame draw:style-name="gr22" draw:text-style-name="P6" draw:layer="layout" svg:width="2.921cm" svg:height="0.649cm" svg:x="7.553cm" svg:y="11.033cm">
          <draw:text-box>
            <text:p text:style-name="P4"><text:span text:style-name="T4">Index-Replica-A,</text:span></text:p>
            <text:p text:style-name="P4"><text:span text:style-name="T4">Index-Replica-B</text:span></text:p>
          </draw:text-box>
        </draw:frame>
        <draw:frame draw:style-name="gr17" draw:text-style-name="P10" draw:layer="layout" svg:width="2.794cm" svg:height="0.489cm" svg:x="3.667cm" svg:y="7.858cm">
          <draw:text-box>
            <text:p text:style-name="P9"><text:span text:style-name="T3">Query Services</text:span></text:p>
          </draw:text-box>
        </draw:frame>
        <draw:frame draw:style-name="gr17" draw:text-style-name="P10" draw:layer="layout" svg:width="2.794cm" svg:height="0.489cm" svg:x="7.604cm" svg:y="7.604cm">
          <draw:text-box>
            <text:p text:style-name="P9"><text:span text:style-name="T3">Server 6: Data and</text:span></text:p>
          </draw:text-box>
        </draw:frame>
        <draw:frame draw:style-name="gr17" draw:text-style-name="P10" draw:layer="layout" svg:width="2.794cm" svg:height="0.489cm" svg:x="7.604cm" svg:y="7.858cm">
          <draw:text-box>
            <text:p text:style-name="P9"><text:span text:style-name="T3">Query Services</text:span></text:p>
          </draw:text-box>
        </draw:frame>
        <draw:custom-shape draw:style-name="gr18" draw:text-style-name="P1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727cm" svg:x="3.667cm" svg:y="10.687cm">
          <draw:text-box>
            <text:p text:style-name="P4"><text:span text:style-name="T3">Server 4: Index Service</text:span></text:p>
          </draw:text-box>
        </draw:frame>
        <draw:frame draw:style-name="gr22" draw:text-style-name="P6" draw:layer="layout" svg:width="2.921cm" svg:height="0.649cm" svg:x="3.667cm" svg:y="11.068cm">
          <draw:text-box>
            <text:p text:style-name="P4"><text:span text:style-name="T4">Index-B,</text:span></text:p>
            <text:p text:style-name="P4"><text:span text:style-name="T4">Index-Replica-A-2</text:span></text:p>
          </draw:text-box>
        </draw:frame>
        <draw:custom-shape draw:style-name="gr21" draw:text-style-name="P1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10.703cm">
          <draw:text-box>
            <text:p text:style-name="P4"><text:span text:style-name="T3">Server 8: Index Service</text:span></text:p>
          </draw:text-box>
        </draw:frame>
        <draw:frame draw:style-name="gr6" draw:text-style-name="P6" draw:layer="layout" svg:width="2.921cm" svg:height="0.508cm" svg:x="7.604cm" svg:y="11.084cm">
          <draw:text-box>
            <text:p text:style-name="P4"><text:span text:style-name="T4">Index-Replica-B</text:span></text:p>
          </draw:text-box>
        </draw:frame>
        <draw:frame draw:style-name="gr6" draw:text-style-name="P8" draw:layer="layout" svg:width="2.794cm" svg:height="0.508cm" svg:x="7.553cm" svg:y="9.19cm">
          <draw:text-box>
            <text:p text:style-name="P4"><text:span text:style-name="T3">Server 7: Index Service</text:span></text:p>
          </draw:text-box>
        </draw:frame>
        <draw:frame draw:style-name="gr6" draw:text-style-name="P6" draw:layer="layout" svg:width="2.921cm" svg:height="0.508cm" svg:x="7.553cm" svg:y="9.571cm">
          <draw:text-box>
            <text:p text:style-name="P4"><text:span text:style-name="T4">Index-Replica-A-1</text:span></text:p>
          </draw:text-box>
        </draw:frame>
      </draw:page>
      <draw:page draw:name="page6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1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794cm" svg:height="0.965cm" svg:x="3.667cm" svg:y="6.131cm">
          <draw:text-box>
            <text:p text:style-name="P4"><text:span text:style-name="T3">Server 1: Data Service</text:span></text:p>
          </draw:text-box>
        </draw:frame>
        <draw:frame draw:style-name="gr6" draw:text-style-name="P6" draw:layer="layout" svg:width="2.921cm" svg:height="0.508cm" svg:x="3.667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6.75cm">
          <draw:text-box>
            <text:p text:style-name="P4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794cm" svg:height="0.489cm" svg:x="3.667cm" svg:y="7.604cm">
          <draw:text-box>
            <text:p text:style-name="P9"><text:span text:style-name="T3">Server 2: Data and</text:span></text:p>
          </draw:text-box>
        </draw:frame>
        <draw:frame draw:style-name="gr6" draw:text-style-name="P6" draw:layer="layout" svg:width="2.921cm" svg:height="0.508cm" svg:x="3.667cm" svg:y="8.188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3.54cm" svg:y="8.442cm">
          <draw:text-box>
            <text:p text:style-name="P4"><text:span text:style-name="T5">Replica vBuckets for Group 2</text:span></text:p>
          </draw:text-box>
        </draw:frame>
        <draw:custom-shape draw:style-name="gr18" draw:text-style-name="P1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727cm" svg:x="3.667cm" svg:y="9.163cm">
          <draw:text-box>
            <text:p text:style-name="P4"><text:span text:style-name="T3">Server 3: Index Service</text:span></text:p>
          </draw:text-box>
        </draw:frame>
        <draw:frame draw:style-name="gr6" draw:text-style-name="P6" draw:layer="layout" svg:width="2.921cm" svg:height="0.508cm" svg:x="3.667cm" svg:y="9.544cm">
          <draw:text-box>
            <text:p text:style-name="P4"><text:span text:style-name="T4">Index-A</text:span></text:p>
          </draw:text-box>
        </draw:frame>
        <draw:custom-shape draw:style-name="gr24" draw:text-style-name="P1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6.131cm">
          <draw:text-box>
            <text:p text:style-name="P4"><text:span text:style-name="T3">Server 5: Data Service</text:span></text:p>
          </draw:text-box>
        </draw:frame>
        <draw:frame draw:style-name="gr6" draw:text-style-name="P6" draw:layer="layout" svg:width="2.921cm" svg:height="0.508cm" svg:x="7.604cm" svg:y="6.512cm">
          <draw:text-box>
            <text:p text:style-name="P4"><text:span text:style-name="T4">Active vBuckets, plus</text:span></text:p>
          </draw:text-box>
        </draw:frame>
        <draw:frame draw:style-name="gr7" draw:text-style-name="P7" draw:layer="layout" svg:width="3.175cm" svg:height="0.727cm" svg:x="7.477cm" svg:y="6.75cm">
          <draw:text-box>
            <text:p text:style-name="P4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921cm" svg:height="0.45cm" svg:x="7.604cm" svg:y="8.188cm">
          <draw:text-box>
            <text:p text:style-name="P4"><text:span text:style-name="T4">Active vBuckets, plus</text:span></text:p>
          </draw:text-box>
        </draw:frame>
        <draw:frame draw:style-name="gr20" draw:text-style-name="P7" draw:layer="layout" svg:width="3.175cm" svg:height="0.635cm" svg:x="7.477cm" svg:y="8.442cm">
          <draw:text-box>
            <text:p text:style-name="P4"><text:span text:style-name="T5">Replica vBuckets for Group 1</text:span></text:p>
          </draw:text-box>
        </draw:frame>
        <draw:custom-shape draw:style-name="gr21" draw:text-style-name="P1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553cm" svg:y="10.652cm">
          <draw:text-box>
            <text:p text:style-name="P4"><text:span text:style-name="T3">Server 6: Index Service</text:span></text:p>
          </draw:text-box>
        </draw:frame>
        <draw:frame draw:style-name="gr22" draw:text-style-name="P6" draw:layer="layout" svg:width="2.921cm" svg:height="0.649cm" svg:x="7.553cm" svg:y="11.033cm">
          <draw:text-box>
            <text:p text:style-name="P4"><text:span text:style-name="T4">Index-Replica-A,</text:span></text:p>
            <text:p text:style-name="P4"><text:span text:style-name="T4">Index-Replica-B</text:span></text:p>
          </draw:text-box>
        </draw:frame>
        <draw:frame draw:style-name="gr17" draw:text-style-name="P10" draw:layer="layout" svg:width="2.794cm" svg:height="0.489cm" svg:x="3.667cm" svg:y="7.858cm">
          <draw:text-box>
            <text:p text:style-name="P9"><text:span text:style-name="T3">Query Services</text:span></text:p>
          </draw:text-box>
        </draw:frame>
        <draw:frame draw:style-name="gr17" draw:text-style-name="P10" draw:layer="layout" svg:width="2.794cm" svg:height="0.489cm" svg:x="7.604cm" svg:y="7.604cm">
          <draw:text-box>
            <text:p text:style-name="P9"><text:span text:style-name="T3">Server 6: Data and</text:span></text:p>
          </draw:text-box>
        </draw:frame>
        <draw:frame draw:style-name="gr17" draw:text-style-name="P10" draw:layer="layout" svg:width="2.794cm" svg:height="0.489cm" svg:x="7.604cm" svg:y="7.858cm">
          <draw:text-box>
            <text:p text:style-name="P9"><text:span text:style-name="T3">Query Services</text:span></text:p>
          </draw:text-box>
        </draw:frame>
        <draw:custom-shape draw:style-name="gr18" draw:text-style-name="P1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794cm" svg:height="0.727cm" svg:x="3.667cm" svg:y="10.687cm">
          <draw:text-box>
            <text:p text:style-name="P4"><text:span text:style-name="T3">Server 4: Index Service</text:span></text:p>
          </draw:text-box>
        </draw:frame>
        <draw:frame draw:style-name="gr6" draw:text-style-name="P6" draw:layer="layout" svg:width="2.921cm" svg:height="0.508cm" svg:x="3.667cm" svg:y="11.068cm">
          <draw:text-box>
            <text:p text:style-name="P4"><text:span text:style-name="T4">Index-B</text:span></text:p>
          </draw:text-box>
        </draw:frame>
        <draw:custom-shape draw:style-name="gr21" draw:text-style-name="P1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794cm" svg:height="0.508cm" svg:x="7.604cm" svg:y="10.703cm">
          <draw:text-box>
            <text:p text:style-name="P4"><text:span text:style-name="T3">Server 8: Index Service</text:span></text:p>
          </draw:text-box>
        </draw:frame>
        <draw:frame draw:style-name="gr22" draw:text-style-name="P6" draw:layer="layout" svg:width="2.921cm" svg:height="0.649cm" svg:x="7.604cm" svg:y="11.084cm">
          <draw:text-box>
            <text:p text:style-name="P4"><text:span text:style-name="T4">Index-Replica-B,</text:span></text:p>
            <text:p text:style-name="P11"><text:span text:style-name="T4">Index-Replica-A-2</text:span></text:p>
          </draw:text-box>
        </draw:frame>
        <draw:frame draw:style-name="gr6" draw:text-style-name="P8" draw:layer="layout" svg:width="2.794cm" svg:height="0.508cm" svg:x="7.553cm" svg:y="9.19cm">
          <draw:text-box>
            <text:p text:style-name="P4"><text:span text:style-name="T3">Server 7: Index Service</text:span></text:p>
          </draw:text-box>
        </draw:frame>
        <draw:frame draw:style-name="gr6" draw:text-style-name="P6" draw:layer="layout" svg:width="2.921cm" svg:height="0.508cm" svg:x="7.553cm" svg:y="9.571cm">
          <draw:text-box>
            <text:p text:style-name="P4"><text:span text:style-name="T4">Index-Replica-A-1</text:span></text:p>
          </draw:text-box>
        </draw:frame>
      </draw:page>
      <draw:page draw:name="page7" draw:style-name="dp1" draw:master-page-name="Default">
        <draw:g>
          <draw:path draw:style-name="gr25" draw:text-style-name="P1" draw:layer="layout" svg:width="9.271cm" svg:height="11.303cm" svg:x="2.396cm" svg:y="4.682cm" svg:viewBox="0 0 9272 11304" svg:d="M1545 0c-773 0-1545 772-1545 1545v8213c0 773 772 1546 1545 1546h6181c773 0 1546-773 1546-1546v-8213c0-773-773-1545-1546-1545z">
            <text:p/>
          </draw:path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1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5.988cm">
                    <draw:text-box>
                      <text:p text:style-name="P4"><text:span text:style-name="T3">Server 1</text:span></text:p>
                    </draw:text-box>
                  </draw:frame>
                  <draw:frame draw:style-name="gr6" draw:text-style-name="P6" draw:layer="layout" svg:width="2.921cm" svg:height="0.508cm" svg:x="3.667cm" svg:y="6.369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6.623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7.512cm">
                    <draw:text-box>
                      <text:p text:style-name="P4"><text:span text:style-name="T3">Server 2</text:span></text:p>
                    </draw:text-box>
                  </draw:frame>
                  <draw:frame draw:style-name="gr6" draw:text-style-name="P6" draw:layer="layout" svg:width="2.921cm" svg:height="0.508cm" svg:x="3.667cm" svg:y="7.893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8.147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9.036cm">
                    <draw:text-box>
                      <text:p text:style-name="P4"><text:span text:style-name="T3">Server 3</text:span></text:p>
                    </draw:text-box>
                  </draw:frame>
                  <draw:frame draw:style-name="gr6" draw:text-style-name="P6" draw:layer="layout" svg:width="2.921cm" svg:height="0.508cm" svg:x="3.667cm" svg:y="9.417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9.671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5" draw:layer="layout" svg:width="1.524cm" svg:height="0.508cm" svg:x="4.302cm" svg:y="10.56cm">
                    <draw:text-box>
                      <text:p text:style-name="P4"><text:span text:style-name="T3">Server 4</text:span></text:p>
                    </draw:text-box>
                  </draw:frame>
                  <draw:frame draw:style-name="gr6" draw:text-style-name="P6" draw:layer="layout" svg:width="2.921cm" svg:height="0.508cm" svg:x="3.667cm" svg:y="10.941cm">
                    <draw:text-box>
                      <text:p text:style-name="P4"><text:span text:style-name="T4">Active vBuckets, plus</text:span></text:p>
                    </draw:text-box>
                  </draw:frame>
                </draw:g>
                <draw:frame draw:style-name="gr7" draw:text-style-name="P7" draw:layer="layout" svg:width="3.175cm" svg:height="0.727cm" svg:x="3.54cm" svg:y="11.195cm">
                  <draw:text-box>
                    <text:p text:style-name="P4"><text:span text:style-name="T5">Replica vBuckets for Group 2</text:span></text:p>
                  </draw:text-box>
                </draw:frame>
              </draw:g>
            </draw:g>
          </draw:g>
          <draw:rect draw:style-name="gr26" draw:text-style-name="P1" draw:layer="layout" svg:width="3.556cm" svg:height="9.652cm" svg:x="7.223cm" svg:y="5.191cm">
            <text:p/>
          </draw:rect>
          <draw:frame draw:style-name="gr4" draw:text-style-name="P3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27cm" svg:x="7.477cm" svg:y="5.953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8" draw:layer="layout" svg:width="1.524cm" svg:height="0.489cm" svg:x="8.239cm" svg:y="5.982cm">
              <draw:text-box>
                <text:p text:style-name="P4"><text:span text:style-name="T3">Server 5</text:span></text:p>
              </draw:text-box>
            </draw:frame>
            <draw:frame draw:style-name="gr28" draw:text-style-name="P6" draw:layer="layout" svg:width="2.921cm" svg:height="0.45cm" svg:x="7.604cm" svg:y="6.3cm">
              <draw:text-box>
                <text:p text:style-name="P4"><text:span text:style-name="T4">Active vBuckets, plus</text:span></text:p>
              </draw:text-box>
            </draw:frame>
            <draw:frame draw:style-name="gr29" draw:text-style-name="P7" draw:layer="layout" svg:width="3.302cm" svg:height="0.606cm" svg:x="7.35cm" svg:y="6.511cm">
              <draw:text-box>
                <text:p text:style-name="P4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77cm" svg:y="7.47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8" draw:layer="layout" svg:width="1.524cm" svg:height="0.508cm" svg:x="8.239cm" svg:y="7.477cm">
              <draw:text-box>
                <text:p text:style-name="P4"><text:span text:style-name="T3">Server 6</text:span></text:p>
              </draw:text-box>
            </draw:frame>
            <draw:frame draw:style-name="gr30" draw:text-style-name="P6" draw:layer="layout" svg:width="2.921cm" svg:height="0.45cm" svg:x="7.604cm" svg:y="7.95cm">
              <draw:text-box>
                <text:p text:style-name="P4"><text:span text:style-name="T4">Active vBuckets, plus</text:span></text:p>
              </draw:text-box>
            </draw:frame>
            <draw:frame draw:style-name="gr31" draw:text-style-name="P7" draw:layer="layout" svg:width="3.302cm" svg:height="0.607cm" svg:x="7.35cm" svg:y="8.162cm">
              <draw:text-box>
                <text:p text:style-name="P4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54cm" svg:y="9.041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8" draw:layer="layout" svg:width="1.524cm" svg:height="0.489cm" svg:x="8.239cm" svg:y="9.157cm">
              <draw:text-box>
                <text:p text:style-name="P4"><text:span text:style-name="T3">Server 7</text:span></text:p>
              </draw:text-box>
            </draw:frame>
            <draw:frame draw:style-name="gr28" draw:text-style-name="P6" draw:layer="layout" svg:width="2.921cm" svg:height="0.45cm" svg:x="7.604cm" svg:y="9.475cm">
              <draw:text-box>
                <text:p text:style-name="P4"><text:span text:style-name="T4">Active vBuckets, plus</text:span></text:p>
              </draw:text-box>
            </draw:frame>
            <draw:frame draw:style-name="gr29" draw:text-style-name="P7" draw:layer="layout" svg:width="3.302cm" svg:height="0.606cm" svg:x="7.35cm" svg:y="9.686cm">
              <draw:text-box>
                <text:p text:style-name="P4"><text:span text:style-name="T5">Replica vBuckets for Group 1</text:span></text:p>
              </draw:text-box>
            </draw:frame>
          </draw:g>
          <draw:g>
            <draw:custom-shape draw:style-name="gr32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5" draw:layer="layout" svg:width="1.524cm" svg:height="0.508cm" svg:x="8.239cm" svg:y="13.227cm">
                  <draw:text-box>
                    <text:p text:style-name="P4"><text:span text:style-name="T3">Server 9</text:span></text:p>
                  </draw:text-box>
                </draw:frame>
                <draw:frame draw:style-name="gr6" draw:text-style-name="P6" draw:layer="layout" svg:width="2.921cm" svg:height="0.508cm" svg:x="7.604cm" svg:y="13.608cm">
                  <draw:text-box>
                    <text:p text:style-name="P4"><text:span text:style-name="T4">Active vBuckets, plus</text:span></text:p>
                  </draw:text-box>
                </draw:frame>
              </draw:g>
              <draw:frame draw:style-name="gr7" draw:text-style-name="P7" draw:layer="layout" svg:width="3.175cm" svg:height="0.727cm" svg:x="7.477cm" svg:y="13.862cm">
                <draw:text-box>
                  <text:p text:style-name="P4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27cm" svg:x="7.454cm" svg:y="10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8" draw:layer="layout" svg:width="1.524cm" svg:height="0.489cm" svg:x="8.239cm" svg:y="10.544cm">
              <draw:text-box>
                <text:p text:style-name="P4"><text:span text:style-name="T3">Server 8</text:span></text:p>
              </draw:text-box>
            </draw:frame>
            <draw:frame draw:style-name="gr27" draw:text-style-name="P6" draw:layer="layout" svg:width="2.921cm" svg:height="0.45cm" svg:x="7.604cm" svg:y="10.998cm">
              <draw:text-box>
                <text:p text:style-name="P4"><text:span text:style-name="T4">Active vBuckets, plus</text:span></text:p>
              </draw:text-box>
            </draw:frame>
            <draw:frame draw:style-name="gr34" draw:text-style-name="P7" draw:layer="layout" svg:width="3.302cm" svg:height="0.607cm" svg:x="7.35cm" svg:y="11.21cm">
              <draw:text-box>
                <text:p text:style-name="P4"><text:span text:style-name="T5">Replica vBuckets for Group 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8T10:21:55.073319000</meta:creation-date>
    <dc:date>2021-11-26T14:17:49</dc:date>
    <meta:editing-duration>P10DT15H38M38S</meta:editing-duration>
    <meta:editing-cycles>20</meta:editing-cycles>
    <meta:generator>OpenOffice/4.1.11$Unix OpenOffice.org_project/4111m1$Build-9808</meta:generator>
    <dc:creator>Ray Offiah</dc:creator>
    <meta:document-statistic meta:object-count="362"/>
  </office:meta>
</office:document-meta>
</file>